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h text:style-name="Heading_20_1" text:outline-level="1"><text:bookmark-start text:name="測試文件-test-document"/>測試文件 Test Document<text:bookmark-end text:name="測試文件-test-document"/></text:h>
      <text:p text:style-name="First_20_paragraph">這是一個<text:span text:style-name="T1">多語言</text:span>測試文件。</text:p>
      <text:h text:style-name="Heading_20_2" text:outline-level="2"><text:bookmark-start text:name="中文內容"/>中文內容<text:bookmark-end text:name="中文內容"/></text:h>
      <text:p text:style-name="First_20_paragraph">繁體中文測試：台灣、香港、澳門 簡體中文测试：北京、上海、广州</text:p>
      <text:h text:style-name="Heading_20_2" text:outline-level="2"><text:bookmark-start text:name="english-content"/>English Content<text:bookmark-end text:name="english-content"/></text:h>
      <text:p text:style-name="First_20_paragraph">This is an English paragraph for testing.</text:p>
      <text:h text:style-name="Heading_20_2" text:outline-level="2"><text:bookmark-start text:name="日本語コンテンツ"/>日本語コンテンツ<text:bookmark-end text:name="日本語コンテンツ"/></text:h>
      <text:p text:style-name="First_20_paragraph">これは日本語のテスト段落です。</text:p>
      <text:h text:style-name="Heading_20_2" text:outline-level="2"><text:bookmark-start text:name="한국어-콘텐츠"/>한국어 콘텐츠<text:bookmark-end text:name="한국어-콘텐츠"/></text:h>
      <text:p text:style-name="First_20_paragraph">이것은 한국어 테스트 단락입니다.</text:p>
      <text:h text:style-name="Heading_20_3" text:outline-level="3"><text:bookmark-start text:name="表格-table"/>表格 Table<text:bookmark-end text:name="表格-table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語言</text:p>
            </table:table-cell>
            <table:table-cell table:style-name="TableHeaderRowCell" office:value-type="string">
              <text:p text:style-name="Table_20_Heading">Language</text:p>
            </table:table-cell>
            <table:table-cell table:style-name="TableHeaderRowCell" office:value-type="string">
              <text:p text:style-name="Table_20_Heading">問候</text:p>
            </table:table-cell>
          </table:table-row>
        </table:table-header-rows>
        <table:table-row>
          <table:table-cell table:style-name="TableRowCell" office:value-type="string">
            <text:p text:style-name="Table_20_Contents">中文</text:p>
          </table:table-cell>
          <table:table-cell table:style-name="TableRowCell" office:value-type="string">
            <text:p text:style-name="Table_20_Contents">Chinese</text:p>
          </table:table-cell>
          <table:table-cell table:style-name="TableRowCell" office:value-type="string">
            <text:p text:style-name="Table_20_Contents">你好</text:p>
          </table:table-cell>
        </table:table-row>
        <table:table-row>
          <table:table-cell table:style-name="TableRowCell" office:value-type="string">
            <text:p text:style-name="Table_20_Contents">英文</text:p>
          </table:table-cell>
          <table:table-cell table:style-name="TableRowCell" office:value-type="string">
            <text:p text:style-name="Table_20_Contents">English</text:p>
          </table:table-cell>
          <table:table-cell table:style-name="TableRowCell" office:value-type="string">
            <text:p text:style-name="Table_20_Contents">Hello</text:p>
          </table:table-cell>
        </table:table-row>
        <table:table-row>
          <table:table-cell table:style-name="TableRowCell" office:value-type="string">
            <text:p text:style-name="Table_20_Contents">日文</text:p>
          </table:table-cell>
          <table:table-cell table:style-name="TableRowCell" office:value-type="string">
            <text:p text:style-name="Table_20_Contents">Japanese</text:p>
          </table:table-cell>
          <table:table-cell table:style-name="TableRowCell" office:value-type="string">
            <text:p text:style-name="Table_20_Contents">こんにちは</text:p>
          </table:table-cell>
        </table:table-row>
        <table:table-row>
          <table:table-cell table:style-name="TableRowCell" office:value-type="string">
            <text:p text:style-name="Table_20_Contents">韓文</text:p>
          </table:table-cell>
          <table:table-cell table:style-name="TableRowCell" office:value-type="string">
            <text:p text:style-name="Table_20_Contents">Korean</text:p>
          </table:table-cell>
          <table:table-cell table:style-name="TableRowCell" office:value-type="string">
            <text:p text:style-name="Table_20_Contents">안녕하세요</text:p>
          </table:table-cell>
        </table:table-row>
      </table:table>
      <text:h text:style-name="Heading_20_3" text:outline-level="3"><text:bookmark-start text:name="代碼-code"/>代碼 Code<text:bookmark-end text:name="代碼-code"/></text:h>
      <text:p text:style-name="P1">console.log("Hello, 世界!"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2.1</meta:generator>
    <dc:title/>
    <dc:description/>
    <dc:subject/>
    <meta:keyword/>
    <meta:initial-creator/>
    <dc:creator/>
    <meta:creation-date>2026-01-25T05:11:54Z</meta:creation-date>
    <dc:date>2026-01-25T05:11:54Z</dc:date>
  </office:meta>
</office:document-meta>
</file>